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88cm solid #000000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88cm solid #000000" fo:border-top="none"/>
    </style:style>
    <style:style style:name="ce7" style:family="table-cell" style:parent-style-name="Default">
      <style:table-cell-properties fo:border-bottom="0.088cm solid #000000" fo:border-left="none" fo:border-right="0.088cm solid #000000" fo:border-top="none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/>
          <table:table-cell table:style-name="ce5" office:value-type="string">
            <text:p>Question 1</text:p>
          </table:table-cell>
          <table:table-cell/>
          <table:table-cell table:style-name="ce4" office:value-type="string">
            <text:p>Question 2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/>
          <table:table-cell table:style-name="ce4" office:value-type="string">
            <text:p>Question 3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</table:table-row>
        <table:table-row table:style-name="ro1">
          <table:table-cell office:value-type="string">
            <text:p>Acting and smartphone</text:p>
          </table:table-cell>
          <table:table-cell table:style-name="ce6" office:value-type="float" office:value="0">
            <text:p>0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/>
          <table:table-cell table:style-name="ce2" office:value-type="string">
            <text:p>Excell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Acting</text:p>
          </table:table-cell>
          <table:table-cell table:style-name="ce6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/>
          <table:table-cell table:style-name="ce2"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office:value-type="string">
            <text:p>Smartphone</text:p>
          </table:table-cell>
          <table:table-cell table:style-name="ce6" office:value-type="float" office:value="5">
            <text:p>5</text:p>
          </table:table-cell>
          <table:table-cell table:number-columns-repeated="7"/>
          <table:table-cell table:style-name="ce2" office:value-type="string">
            <text:p>Okay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None</text:p>
          </table:table-cell>
          <table:table-cell table:style-name="ce7" office:value-type="float" office:value="3">
            <text:p>3</text:p>
          </table:table-cell>
          <table:table-cell table:number-columns-repeated="7"/>
          <table:table-cell table:style-name="ce2" office:value-type="string">
            <text:p>Poor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3" office:value-type="string">
            <text:p>Very Poor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4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/>
          <table:table-cell table:style-name="ce4" office:value-type="string">
            <text:p>Question 5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1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2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3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4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7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/>
          <table:table-cell table:style-name="ce4" office:value-type="string">
            <text:p>Question 8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8" office:value-type="string">
            <text:p>Cat 3</text:p>
          </table:table-cell>
          <table:table-cell table:style-name="ce10" office:value-type="string">
            <text:p>Cat 4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/>
          <table:table-cell table:style-name="ce3" office:value-type="string">
            <text:p>No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21/03/2013</text:date>, <text:time>17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6M41S</meta:editing-duration>
    <meta:editing-cycles>6</meta:editing-cycles>
    <meta:generator>OpenOffice.org/3.3$Win32 OpenOffice.org_project/330m20$Build-9567</meta:generator>
    <dc:date>2013-03-21T17:29:19.87</dc:date>
    <dc:creator>Daniel Muir</dc:creator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